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141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4.0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4"/>
    <style:style style:name="ce10" style:family="table-cell" style:parent-style-name="Default" style:data-style-name="N4"/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row table:style-name="ro1">
          <table:table-cell table:style-name="ce2" office:value-type="string" calcext:value-type="string">
            <text:p>DATA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MAQUINA</text:p>
          </table:table-cell>
          <table:table-cell office:value-type="string" calcext:value-type="string">
            <text:p>PESO</text:p>
          </table:table-cell>
          <table:table-cell table:style-name="ce6" office:value-type="string" calcext:value-type="string">
            <text:p>METRAGEM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2.4" calcext:value-type="float">
            <text:p>2,4</text:p>
          </table:table-cell>
          <table:table-cell table:formula="of:=[.D2]*[$Planilha2.C$10]" office:value-type="float" office:value="998.4" calcext:value-type="float">
            <text:p>998,4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8.6" calcext:value-type="float">
            <text:p>18,6</text:p>
          </table:table-cell>
          <table:table-cell table:formula="of:=[.D4]*[$Planilha2.C$11]" office:value-type="float" office:value="3534" calcext:value-type="float">
            <text:p>3.534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4" calcext:value-type="float">
            <text:p>2,4</text:p>
          </table:table-cell>
          <table:table-cell table:formula="of:=[.D5]*[$Planilha2.C$10]" office:value-type="float" office:value="998.4" calcext:value-type="float">
            <text:p>998,4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8" calcext:value-type="float">
            <text:p>7,8</text:p>
          </table:table-cell>
          <table:table-cell table:formula="of:=[.D6]*[$Planilha2.C$7]" office:value-type="float" office:value="1669.2" calcext:value-type="float">
            <text:p>1.669,2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7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8" calcext:value-type="float">
            <text:p>7,8</text:p>
          </table:table-cell>
          <table:table-cell table:formula="of:=[.D8]*[$Planilha2.C$7]" office:value-type="float" office:value="1669.2" calcext:value-type="float">
            <text:p>1.669,2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9" calcext:value-type="float">
            <text:p>9</text:p>
          </table:table-cell>
          <table:table-cell table:formula="of:=[.D9]*[$Planilha2.C$11]" office:value-type="float" office:value="1710" calcext:value-type="float">
            <text:p>1.710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0]*[$Planilha2.C$9]" office:value-type="float" office:value="984" calcext:value-type="float">
            <text:p>984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11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.8" calcext:value-type="float">
            <text:p>4,8</text:p>
          </table:table-cell>
          <table:table-cell table:formula="of:=[.D12]*[$Planilha2.C$11]" office:value-type="float" office:value="912" calcext:value-type="float">
            <text:p>912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4" calcext:value-type="float">
            <text:p>17,4</text:p>
          </table:table-cell>
          <table:table-cell table:formula="of:=[.D13]*[$Planilha2.C$14]" office:value-type="float" office:value="2001" calcext:value-type="float">
            <text:p>2.001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.2" calcext:value-type="float">
            <text:p>7,2</text:p>
          </table:table-cell>
          <table:table-cell table:formula="of:=[.D14]*[$Planilha2.C$7]" office:value-type="float" office:value="1540.8" calcext:value-type="float">
            <text:p>1.540,8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6" calcext:value-type="float">
            <text:p>7,6</text:p>
          </table:table-cell>
          <table:table-cell table:formula="of:=[.D15]*[$Planilha2.C$7]" office:value-type="float" office:value="1626.4" calcext:value-type="float">
            <text:p>1.626,4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16]*[$Planilha2.C$11]" office:value-type="float" office:value="2375" calcext:value-type="float">
            <text:p>2.375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7" calcext:value-type="float">
            <text:p>12,7</text:p>
          </table:table-cell>
          <table:table-cell table:formula="of:=[.D17]*[$Planilha2.C$11]" office:value-type="float" office:value="2413" calcext:value-type="float">
            <text:p>2.413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8]*[$Planilha2.C$21]" office:value-type="float" office:value="2032.02" calcext:value-type="float">
            <text:p>2.032,02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1" calcext:value-type="float">
            <text:p>9,1</text:p>
          </table:table-cell>
          <table:table-cell table:formula="of:=[.D19]*[$Planilha2.C$21]" office:value-type="float" office:value="2054.598" calcext:value-type="float">
            <text:p>2.054,6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6" calcext:value-type="float">
            <text:p>9,6</text:p>
          </table:table-cell>
          <table:table-cell table:formula="of:=[.D20]*[$Planilha2.C$17]" office:value-type="float" office:value="1830.24" calcext:value-type="float">
            <text:p>1.830,24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CÓS 16</text:p>
          </table:table-cell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table:formula="of:=[.D21]*[$Planilha2.C$5]" office:value-type="float" office:value="356.55" calcext:value-type="float">
            <text:p>356,55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22]*[$Planilha2.C$17]" office:value-type="float" office:value="1982.76" calcext:value-type="float">
            <text:p>1.982,76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9.3" calcext:value-type="float">
            <text:p>9,3</text:p>
          </table:table-cell>
          <table:table-cell table:formula="of:=[.D23]*[$Planilha2.C$7]" office:value-type="float" office:value="1990.2" calcext:value-type="float">
            <text:p>1.990,2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table:formula="of:=[.D24]*[$Planilha2.C$14]" office:value-type="float" office:value="1380" calcext:value-type="float">
            <text:p>1.380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9" calcext:value-type="float">
            <text:p>9</text:p>
          </table:table-cell>
          <table:table-cell table:formula="of:=[.D25]*[$Planilha2.C$15]" office:value-type="float" office:value="709.74" calcext:value-type="float">
            <text:p>709,74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.6" calcext:value-type="float">
            <text:p>17,6</text:p>
          </table:table-cell>
          <table:table-cell table:formula="of:=[.D26]*[$Planilha2.C$12]" office:value-type="float" office:value="2358.4" calcext:value-type="float">
            <text:p>2.358,4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8" calcext:value-type="float">
            <text:p>8</text:p>
          </table:table-cell>
          <table:table-cell table:formula="of:=[.D27]*[$Planilha2.C$12]" office:value-type="float" office:value="1072" calcext:value-type="float">
            <text:p>1.072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28]*[$Planilha2.C$6]" office:value-type="float" office:value="388" calcext:value-type="float">
            <text:p>388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3" calcext:value-type="float">
            <text:p>3</text:p>
          </table:table-cell>
          <table:table-cell table:formula="of:=[.D29]*[$Planilha2.C$11]" office:value-type="float" office:value="570" calcext:value-type="float">
            <text:p>570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30]*[$Planilha2.C$15]" office:value-type="float" office:value="946.32" calcext:value-type="float">
            <text:p>946,32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31]*[$Planilha2.C$7]" office:value-type="float" office:value="642" calcext:value-type="float">
            <text:p>642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.8" calcext:value-type="float">
            <text:p>1,8</text:p>
          </table:table-cell>
          <table:table-cell table:formula="of:=[.D32]*[$Planilha2.C$7]" office:value-type="float" office:value="385.2" calcext:value-type="float">
            <text:p>385,2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6" calcext:value-type="float">
            <text:p>6</text:p>
          </table:table-cell>
          <table:table-cell table:formula="of:=[.D33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table:formula="of:=[.D34]*[$Planilha2.C$14]" office:value-type="float" office:value="1035" calcext:value-type="float">
            <text:p>1.035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1" calcext:value-type="float">
            <text:p>21</text:p>
          </table:table-cell>
          <table:table-cell table:formula="of:=[.D35]*[$Planilha2.C$15]" office:value-type="float" office:value="1656.06" calcext:value-type="float">
            <text:p>1.656,06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6]*[$Planilha2.C$9]" office:value-type="float" office:value="590.4" calcext:value-type="float">
            <text:p>590,4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9.8" calcext:value-type="float">
            <text:p>19,8</text:p>
          </table:table-cell>
          <table:table-cell table:formula="of:=[.D37]*[$Planilha2.C$12]" office:value-type="float" office:value="2653.2" calcext:value-type="float">
            <text:p>2.653,2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4.2" calcext:value-type="float">
            <text:p>4,2</text:p>
          </table:table-cell>
          <table:table-cell table:formula="of:=[.D38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19.2" calcext:value-type="float">
            <text:p>19,2</text:p>
          </table:table-cell>
          <table:table-cell table:formula="of:=[.D39]*[$Planilha2.C$14]" office:value-type="float" office:value="2208" calcext:value-type="float">
            <text:p>2.208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6" calcext:value-type="float">
            <text:p>17,6</text:p>
          </table:table-cell>
          <table:table-cell table:formula="of:=[.D40]*[$Planilha2.C$14]" office:value-type="float" office:value="2024" calcext:value-type="float">
            <text:p>2.024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0" calcext:value-type="float">
            <text:p>10</text:p>
          </table:table-cell>
          <table:table-cell table:formula="of:=[.D41]*[$Planilha2.C$19]" office:value-type="float" office:value="3344.4" calcext:value-type="float">
            <text:p>3.344,4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2" calcext:value-type="float">
            <text:p>4,2</text:p>
          </table:table-cell>
          <table:table-cell table:formula="of:=[.D42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.5" calcext:value-type="float">
            <text:p>21,5</text:p>
          </table:table-cell>
          <table:table-cell table:formula="of:=[.D43]*[$Planilha2.C$24]" office:value-type="float" office:value="1446.735" calcext:value-type="float">
            <text:p>1.446,74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44]*[$Planilha2.C$11]" office:value-type="float" office:value="1577" calcext:value-type="float">
            <text:p>1.577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45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" calcext:value-type="float">
            <text:p>4</text:p>
          </table:table-cell>
          <table:table-cell table:formula="of:=[.D46]*[$Planilha2.C$11]" office:value-type="float" office:value="760" calcext:value-type="float">
            <text:p>760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5" calcext:value-type="float">
            <text:p>5</text:p>
          </table:table-cell>
          <table:table-cell table:formula="of:=[.D47]*[$Planilha2.C$11]" office:value-type="float" office:value="950" calcext:value-type="float">
            <text:p>950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7" calcext:value-type="float">
            <text:p>10,7</text:p>
          </table:table-cell>
          <table:table-cell table:formula="of:=[.D48]*[$Planilha2.C$20]" office:value-type="float" office:value="4643.8" calcext:value-type="float">
            <text:p>4.643,8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49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50]*[$Planilha2.C$7]" office:value-type="float" office:value="642" calcext:value-type="float">
            <text:p>642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0.8" calcext:value-type="float">
            <text:p>10,8</text:p>
          </table:table-cell>
          <table:table-cell table:formula="of:=[.D51]*[$Planilha2.C$7]" office:value-type="float" office:value="2311.2" calcext:value-type="float">
            <text:p>2.311,2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  <table:table-cell table:formula="of:=[.D52]*[$Planilha2.C$11]" office:value-type="float" office:value="570" calcext:value-type="float">
            <text:p>570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2" calcext:value-type="float">
            <text:p>1,2</text:p>
          </table:table-cell>
          <table:table-cell table:formula="of:=[.D53]*[$Planilha2.C$10]" office:value-type="float" office:value="499.2" calcext:value-type="float">
            <text:p>499,2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6.4" calcext:value-type="float">
            <text:p>6,4</text:p>
          </table:table-cell>
          <table:table-cell table:formula="of:=[.D54]*[$Planilha2.C$17]" office:value-type="float" office:value="1220.16" calcext:value-type="float">
            <text:p>1.220,16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55]*[$Planilha2.C$6]" office:value-type="float" office:value="388" calcext:value-type="float">
            <text:p>388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56]*[$Planilha2.C$15]" office:value-type="float" office:value="946.32" calcext:value-type="float">
            <text:p>946,32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2" calcext:value-type="float">
            <text:p>13,2</text:p>
          </table:table-cell>
          <table:table-cell table:formula="of:=[.D57]*[$Planilha2.C$15]" office:value-type="float" office:value="1040.952" calcext:value-type="float">
            <text:p>1.040,95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9" calcext:value-type="float">
            <text:p>9</text:p>
          </table:table-cell>
          <table:table-cell table:formula="of:=[.D58]*[$Planilha2.C$24]" office:value-type="float" office:value="605.61" calcext:value-type="float">
            <text:p>605,61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59]*[$Planilha2.C$21]" office:value-type="float" office:value="1625.616" calcext:value-type="float">
            <text:p>1.625,62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5" calcext:value-type="float">
            <text:p>7,5</text:p>
          </table:table-cell>
          <table:table-cell table:formula="of:=[.D60]*[$Planilha2.C$21]" office:value-type="float" office:value="1693.35" calcext:value-type="float">
            <text:p>1.693,35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61]*[$Planilha2.C$7]" office:value-type="float" office:value="3103" calcext:value-type="float">
            <text:p>3.103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2" calcext:value-type="float">
            <text:p>13,2</text:p>
          </table:table-cell>
          <table:table-cell table:formula="of:=[.D62]*[$Planilha2.C$11]" office:value-type="float" office:value="2508" calcext:value-type="float">
            <text:p>2.50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4" calcext:value-type="float">
            <text:p>13,4</text:p>
          </table:table-cell>
          <table:table-cell table:formula="of:=[.D63]*[$Planilha2.C$11]" office:value-type="float" office:value="2546" calcext:value-type="float">
            <text:p>2.54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64]*[$Planilha2.C$11]" office:value-type="float" office:value="4104" calcext:value-type="float">
            <text:p>4.104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2" calcext:value-type="float">
            <text:p>10,2</text:p>
          </table:table-cell>
          <table:table-cell table:formula="of:=[.D65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66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8" calcext:value-type="float">
            <text:p>8</text:p>
          </table:table-cell>
          <table:table-cell table:formula="of:=[.D67]*[$Planilha2.C$11]" office:value-type="float" office:value="1520" calcext:value-type="float">
            <text:p>1.520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4.2" calcext:value-type="float">
            <text:p>4,2</text:p>
          </table:table-cell>
          <table:table-cell table:formula="of:=[.D68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5" calcext:value-type="float">
            <text:p>15</text:p>
          </table:table-cell>
          <table:table-cell table:formula="of:=[.D69]*[$Planilha2.C$7]" office:value-type="float" office:value="3210" calcext:value-type="float">
            <text:p>3.210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.1" calcext:value-type="float">
            <text:p>8,1</text:p>
          </table:table-cell>
          <table:table-cell table:formula="of:=[.D70]*[$Planilha2.C$7]" office:value-type="float" office:value="1733.4" calcext:value-type="float">
            <text:p>1.733,4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7" calcext:value-type="float">
            <text:p>6,7</text:p>
          </table:table-cell>
          <table:table-cell table:formula="of:=[.D71]*[$Planilha2.C$7]" office:value-type="float" office:value="1433.8" calcext:value-type="float">
            <text:p>1.433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72]*[$Planilha2.C$7]" office:value-type="float" office:value="3103" calcext:value-type="float">
            <text:p>3.103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2" calcext:value-type="float">
            <text:p>4,2</text:p>
          </table:table-cell>
          <table:table-cell table:formula="of:=[.D73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74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2" calcext:value-type="float">
            <text:p>7,2</text:p>
          </table:table-cell>
          <table:table-cell table:formula="of:=[.D75]*[$Planilha2.C$7]" office:value-type="float" office:value="1540.8" calcext:value-type="float">
            <text:p>1.540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CÓS 16</text:p>
          </table:table-cell>
          <table:table-cell office:value-type="float" office:value="816" calcext:value-type="float">
            <text:p>816</text:p>
          </table:table-cell>
          <table:table-cell office:value-type="float" office:value="16.2" calcext:value-type="float">
            <text:p>16,2</text:p>
          </table:table-cell>
          <table:table-cell table:formula="of:=[.D76]*[$Planilha2.C$5]" office:value-type="float" office:value="1925.37" calcext:value-type="float">
            <text:p>1.925,37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2" calcext:value-type="float">
            <text:p>12</text:p>
          </table:table-cell>
          <table:table-cell table:formula="of:=[.D77]*[$Planilha2.C$9]" office:value-type="float" office:value="1476" calcext:value-type="float">
            <text:p>1.47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0.6" calcext:value-type="float">
            <text:p>0,6</text:p>
          </table:table-cell>
          <table:table-cell table:formula="of:=[.D78]*[$Planilha2.C$10]" office:value-type="float" office:value="249.6" calcext:value-type="float">
            <text:p>249,6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3.6" calcext:value-type="float">
            <text:p>13,6</text:p>
          </table:table-cell>
          <table:table-cell table:formula="of:=[.D79]*[$Planilha2.C$12]" office:value-type="float" office:value="1822.4" calcext:value-type="float">
            <text:p>1.822,4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9" calcext:value-type="float">
            <text:p>9</text:p>
          </table:table-cell>
          <table:table-cell table:formula="of:=[.D80]*[$Planilha2.C$12]" office:value-type="float" office:value="1206" calcext:value-type="float">
            <text:p>1.20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0" calcext:value-type="float">
            <text:p>20</text:p>
          </table:table-cell>
          <table:table-cell table:formula="of:=[.D81]*[$Planilha2.C$12]" office:value-type="float" office:value="2680" calcext:value-type="float">
            <text:p>2.680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3.2" calcext:value-type="float">
            <text:p>23,2</text:p>
          </table:table-cell>
          <table:table-cell table:formula="of:=[.D82]*[$Planilha2.C$14]" office:value-type="float" office:value="2668" calcext:value-type="float">
            <text:p>2.66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83]*[$Planilha2.C$14]" office:value-type="float" office:value="2139" calcext:value-type="float">
            <text:p>2.139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84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2" calcext:value-type="float">
            <text:p>10,2</text:p>
          </table:table-cell>
          <table:table-cell table:formula="of:=[.D85]*[$Planilha2.C$15]" office:value-type="float" office:value="804.372" calcext:value-type="float">
            <text:p>804,37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6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7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06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9.7" calcext:value-type="float">
            <text:p>9,7</text:p>
          </table:table-cell>
          <table:table-cell table:formula="of:=[.D88]*[$Planilha2.C$20]" office:value-type="float" office:value="4209.8" calcext:value-type="float">
            <text:p>4.209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1.6" calcext:value-type="float">
            <text:p>21,6</text:p>
          </table:table-cell>
          <table:table-cell table:formula="of:=[.D89]*[$Planilha2.C$24]" office:value-type="float" office:value="1453.464" calcext:value-type="float">
            <text:p>1.453,46</text:p>
          </table:table-cell>
        </table:table-row>
        <table:table-row table:style-name="ro1">
          <table:table-cell table:style-name="ce8" office:value-type="date" office:date-value="2023-11-07" calcext:value-type="date">
            <text:p>0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1.1" calcext:value-type="float">
            <text:p>11,1</text:p>
          </table:table-cell>
          <table:table-cell table:formula="of:=[.D90]*[$Planilha2.C$6]" office:value-type="float" office:value="430.68" calcext:value-type="float">
            <text:p>430,68</text:p>
          </table:table-cell>
        </table:table-row>
        <table:table-row table:style-name="ro1">
          <table:table-cell table:style-name="ce8" office:value-type="date" office:date-value="2023-11-07" calcext:value-type="date">
            <text:p>07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.4" calcext:value-type="float">
            <text:p>17,4</text:p>
          </table:table-cell>
          <table:table-cell table:formula="of:=[.D91]*[$Planilha2.C$17]" office:value-type="float" office:value="3317.31" calcext:value-type="float">
            <text:p>3.317,31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5" calcext:value-type="float">
            <text:p>15</text:p>
          </table:table-cell>
          <table:table-cell table:formula="of:=[.D92]*[$Planilha2.C$11]" office:value-type="float" office:value="2850" calcext:value-type="float">
            <text:p>2.85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93]*[$Planilha2.C$7]" office:value-type="float" office:value="2568" calcext:value-type="float">
            <text:p>2.568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4]*[$Planilha2.C$11]" office:value-type="float" office:value="1881" calcext:value-type="float">
            <text:p>1.881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5]*[$Planilha2.C$11]" office:value-type="float" office:value="1881" calcext:value-type="float">
            <text:p>1.881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0" calcext:value-type="float">
            <text:p>20</text:p>
          </table:table-cell>
          <table:table-cell table:formula="of:=[.D96]*[$Planilha2.C$14]" office:value-type="float" office:value="2300" calcext:value-type="float">
            <text:p>2.30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.8" calcext:value-type="float">
            <text:p>17,8</text:p>
          </table:table-cell>
          <table:table-cell table:formula="of:=[.D97]*[$Planilha2.C$12]" office:value-type="float" office:value="2385.2" calcext:value-type="float">
            <text:p>2.385,2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8" calcext:value-type="float">
            <text:p>8</text:p>
          </table:table-cell>
          <table:table-cell table:formula="of:=[.D98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9" calcext:value-type="float">
            <text:p>29</text:p>
          </table:table-cell>
          <table:table-cell table:formula="of:=[.D99]*[$Planilha2.C$12]" office:value-type="float" office:value="3886" calcext:value-type="float">
            <text:p>3.886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9" calcext:value-type="float">
            <text:p>8,9</text:p>
          </table:table-cell>
          <table:table-cell table:formula="of:=[.D100]*[$Planilha2.C$9]" office:value-type="float" office:value="1094.7" calcext:value-type="float">
            <text:p>1.094,7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" calcext:value-type="float">
            <text:p>7</text:p>
          </table:table-cell>
          <table:table-cell table:formula="of:=[.D101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102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8" calcext:value-type="float">
            <text:p>28</text:p>
          </table:table-cell>
          <table:table-cell table:formula="of:=[.D103]*[$Planilha2.C$14]" office:value-type="float" office:value="3220" calcext:value-type="float">
            <text:p>3.22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7" calcext:value-type="float">
            <text:p>17</text:p>
          </table:table-cell>
          <table:table-cell table:formula="of:=[.D104]*[$Planilha2.C$11]" office:value-type="float" office:value="3230" calcext:value-type="float">
            <text:p>3.23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  <table:table-cell table:formula="of:=[.D105]*[$Planilha2.C$6]" office:value-type="float" office:value="465.6" calcext:value-type="float">
            <text:p>465,6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06]*[$Planilha2.C$13]" office:value-type="float" office:value="2827.2" calcext:value-type="float">
            <text:p>2.827,2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1" calcext:value-type="float">
            <text:p>7,1</text:p>
          </table:table-cell>
          <table:table-cell table:formula="of:=[.D107]*[$Planilha2.C$7]" office:value-type="float" office:value="1519.4" calcext:value-type="float">
            <text:p>1.519,4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8]*[$Planilha2.C$11]" office:value-type="float" office:value="1425" calcext:value-type="float">
            <text:p>1.425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9]*[$Planilha2.C$11]" office:value-type="float" office:value="1425" calcext:value-type="float">
            <text:p>1.425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110]*[$Planilha2.C$7]" office:value-type="float" office:value="1048.6" calcext:value-type="float">
            <text:p>1.048,6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" calcext:value-type="float">
            <text:p>6</text:p>
          </table:table-cell>
          <table:table-cell table:formula="of:=[.D111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8.6" calcext:value-type="float">
            <text:p>18,6</text:p>
          </table:table-cell>
          <table:table-cell table:formula="of:=[.D112]*[$Planilha2.C$24]" office:value-type="float" office:value="1251.594" calcext:value-type="float">
            <text:p>1.251,59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5" calcext:value-type="float">
            <text:p>5,5</text:p>
          </table:table-cell>
          <table:table-cell table:formula="of:=[.D113]*[$Planilha2.C$7]" office:value-type="float" office:value="1177" calcext:value-type="float">
            <text:p>1.177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114]*[$Planilha2.C$21]" office:value-type="float" office:value="1919.13" calcext:value-type="float">
            <text:p>1.919,13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4" calcext:value-type="float">
            <text:p>8,4</text:p>
          </table:table-cell>
          <table:table-cell table:formula="of:=[.D115]*[$Planilha2.C$21]" office:value-type="float" office:value="1896.552" calcext:value-type="float">
            <text:p>1.896,55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 table:formula="of:=[.D116]*[$Planilha2.C$11]" office:value-type="float" office:value="4370" calcext:value-type="float">
            <text:p>4.370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3.4" calcext:value-type="float">
            <text:p>13,4</text:p>
          </table:table-cell>
          <table:table-cell table:formula="of:=[.D117]*[$Planilha2.C$11]" office:value-type="float" office:value="2546" calcext:value-type="float">
            <text:p>2.546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118]*[$Planilha2.C$15]" office:value-type="float" office:value="1971.5" calcext:value-type="float">
            <text:p>1.971,5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8" calcext:value-type="float">
            <text:p>12,8</text:p>
          </table:table-cell>
          <table:table-cell table:formula="of:=[.D119]*[$Planilha2.C$6]" office:value-type="float" office:value="496.64" calcext:value-type="float">
            <text:p>496,64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6" calcext:value-type="float">
            <text:p>15,6</text:p>
          </table:table-cell>
          <table:table-cell table:formula="of:=[.D120]*[$Planilha2.C$14]" office:value-type="float" office:value="1794" calcext:value-type="float">
            <text:p>1.794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20" calcext:value-type="float">
            <text:p>20</text:p>
          </table:table-cell>
          <table:table-cell table:formula="of:=[.D121]*[$Planilha2.C$17]" office:value-type="float" office:value="3813" calcext:value-type="float">
            <text:p>3.813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table:formula="of:=[.D122]*[$Planilha2.C$19]" office:value-type="float" office:value="2675.52" calcext:value-type="float">
            <text:p>2.675,52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1.4" calcext:value-type="float">
            <text:p>11,4</text:p>
          </table:table-cell>
          <table:table-cell table:formula="of:=[.D123]*[$Planilha2.C$7]" office:value-type="float" office:value="2439.6" calcext:value-type="float">
            <text:p>2.439,6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124]*[$Planilha2.C$7]" office:value-type="float" office:value="2011.6" calcext:value-type="float">
            <text:p>2.011,6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125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9.2" calcext:value-type="float">
            <text:p>19,2</text:p>
          </table:table-cell>
          <table:table-cell table:formula="of:=[.D126]*[$Planilha2.C$15]" office:value-type="float" office:value="1514.112" calcext:value-type="float">
            <text:p>1.514,11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27]*[$Planilha2.C$9]" office:value-type="float" office:value="984" calcext:value-type="float">
            <text:p>984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128]*[$Planilha2.C$14]" office:value-type="float" office:value="2415" calcext:value-type="float">
            <text:p>2.415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1.8" calcext:value-type="float">
            <text:p>21,8</text:p>
          </table:table-cell>
          <table:table-cell table:formula="of:=[.D129]*[$Planilha2.C$14]" office:value-type="float" office:value="2507" calcext:value-type="float">
            <text:p>2.507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formula="of:=[.D130]*[$Planilha2.C$13]" office:value-type="float" office:value="2736" calcext:value-type="float">
            <text:p>2.736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" calcext:value-type="float">
            <text:p>18</text:p>
          </table:table-cell>
          <table:table-cell table:formula="of:=[.D131]*[$Planilha2.C$12]" office:value-type="float" office:value="2412" calcext:value-type="float">
            <text:p>2.412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6.7" calcext:value-type="float">
            <text:p>6,7</text:p>
          </table:table-cell>
          <table:table-cell table:formula="of:=[.D132]*[$Planilha2.C$11]" office:value-type="float" office:value="1273" calcext:value-type="float">
            <text:p>1.273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4" calcext:value-type="float">
            <text:p>8,4</text:p>
          </table:table-cell>
          <table:table-cell table:formula="of:=[.D133]*[$Planilha2.C$7]" office:value-type="float" office:value="1797.6" calcext:value-type="float">
            <text:p>1.797,6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7.7" calcext:value-type="float">
            <text:p>7,7</text:p>
          </table:table-cell>
          <table:table-cell table:formula="of:=[.D134]*[$Planilha2.C$7]" office:value-type="float" office:value="1647.8" calcext:value-type="float">
            <text:p>1.647,8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2" calcext:value-type="float">
            <text:p>10,2</text:p>
          </table:table-cell>
          <table:table-cell table:formula="of:=[.D135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5" calcext:value-type="float">
            <text:p>10,5</text:p>
          </table:table-cell>
          <table:table-cell table:formula="of:=[.D136]*[$Planilha2.C$11]" office:value-type="float" office:value="1995" calcext:value-type="float">
            <text:p>1.995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2" calcext:value-type="float">
            <text:p>8,2</text:p>
          </table:table-cell>
          <table:table-cell table:formula="of:=[.D137]*[$Planilha2.C$11]" office:value-type="float" office:value="1558" calcext:value-type="float">
            <text:p>1.558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7" calcext:value-type="float">
            <text:p>8,7</text:p>
          </table:table-cell>
          <table:table-cell table:formula="of:=[.D138]*[$Planilha2.C$11]" office:value-type="float" office:value="1653" calcext:value-type="float">
            <text:p>1.653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39]*[$Planilha2.C$21]" office:value-type="float" office:value="2032.02" calcext:value-type="float">
            <text:p>2.032,02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9" calcext:value-type="float">
            <text:p>8,9</text:p>
          </table:table-cell>
          <table:table-cell table:formula="of:=[.D140]*[$Planilha2.C$21]" office:value-type="float" office:value="2009.442" calcext:value-type="float">
            <text:p>2.009,44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141]*[$Planilha2.C$10]" office:value-type="float" office:value="2080" calcext:value-type="float">
            <text:p>2.080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8" calcext:value-type="float">
            <text:p>6,8</text:p>
          </table:table-cell>
          <table:table-cell table:formula="of:=[.D142]*[$Planilha2.C$7]" office:value-type="float" office:value="1455.2" calcext:value-type="float">
            <text:p>1.455,2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" calcext:value-type="float">
            <text:p>21</text:p>
          </table:table-cell>
          <table:table-cell table:formula="of:=[.D143]*[$Planilha2.C$24]" office:value-type="float" office:value="1413.09" calcext:value-type="float">
            <text:p>1.413,09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" calcext:value-type="float">
            <text:p>6</text:p>
          </table:table-cell>
          <table:table-cell table:formula="of:=[.D144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10" calcext:value-type="float">
            <text:p>10</text:p>
          </table:table-cell>
          <table:table-cell table:formula="of:=[.D145]*[$Planilha2.C$11]" office:value-type="float" office:value="1900" calcext:value-type="float">
            <text:p>1.900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1" calcext:value-type="float">
            <text:p>12,1</text:p>
          </table:table-cell>
          <table:table-cell table:formula="of:=[.D146]*[$Planilha2.C$7]" office:value-type="float" office:value="2589.4" calcext:value-type="float">
            <text:p>2.589,4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24" calcext:value-type="float">
            <text:p>24</text:p>
          </table:table-cell>
          <table:table-cell table:formula="of:=[.D147]*[$Planilha2.C$11]" office:value-type="float" office:value="4560" calcext:value-type="float">
            <text:p>4.560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148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" calcext:value-type="float">
            <text:p>8</text:p>
          </table:table-cell>
          <table:table-cell table:formula="of:=[.D149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.2" calcext:value-type="float">
            <text:p>16,2</text:p>
          </table:table-cell>
          <table:table-cell table:formula="of:=[.D150]*[$Planilha2.C$7]" office:value-type="float" office:value="3466.8" calcext:value-type="float">
            <text:p>3.466,8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2.2" calcext:value-type="float">
            <text:p>22,2</text:p>
          </table:table-cell>
          <table:table-cell table:formula="of:=[.D151]*[$Planilha2.C$11]" office:value-type="float" office:value="4218" calcext:value-type="float">
            <text:p>4.218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37.4" calcext:value-type="float">
            <text:p>37,4</text:p>
          </table:table-cell>
          <table:table-cell table:formula="of:=[.D152]*[$Planilha2.C$24]" office:value-type="float" office:value="2516.646" calcext:value-type="float">
            <text:p>2.516,65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153]*[$Planilha2.C$9]" office:value-type="float" office:value="861" calcext:value-type="float">
            <text:p>861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154]*[$Planilha2.C$10]" office:value-type="float" office:value="2496" calcext:value-type="float">
            <text:p>2.496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8.6" calcext:value-type="float">
            <text:p>18,6</text:p>
          </table:table-cell>
          <table:table-cell table:formula="of:=[.D155]*[$Planilha2.C$11]" office:value-type="float" office:value="3534" calcext:value-type="float">
            <text:p>3.534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156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.5" calcext:value-type="float">
            <text:p>13,5</text:p>
          </table:table-cell>
          <table:table-cell table:formula="of:=[.D157]*[$Planilha2.C$11]" office:value-type="float" office:value="2565" calcext:value-type="float">
            <text:p>2.565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table:formula="of:=[.D158]*[$Planilha2.C$11]" office:value-type="float" office:value="2470" calcext:value-type="float">
            <text:p>2.470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4" calcext:value-type="float">
            <text:p>804</text:p>
          </table:table-cell>
          <table:table-cell office:value-type="float" office:value="23.2" calcext:value-type="float">
            <text:p>23,2</text:p>
          </table:table-cell>
          <table:table-cell table:formula="of:=[.D159]*[$Planilha2.C$11]" office:value-type="float" office:value="4408" calcext:value-type="float">
            <text:p>4.408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5" calcext:value-type="float">
            <text:p>12,5</text:p>
          </table:table-cell>
          <table:table-cell table:formula="of:=[.D160]*[$Planilha2.C$6]" office:value-type="float" office:value="485" calcext:value-type="float">
            <text:p>485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4" calcext:value-type="float">
            <text:p>15,4</text:p>
          </table:table-cell>
          <table:table-cell table:formula="of:=[.D161]*[$Planilha2.C$14]" office:value-type="float" office:value="1771" calcext:value-type="float">
            <text:p>1.771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5" calcext:value-type="float">
            <text:p>25</text:p>
          </table:table-cell>
          <table:table-cell table:formula="of:=[.D162]*[$Planilha2.C$15]" office:value-type="float" office:value="1971.5" calcext:value-type="float">
            <text:p>1.971,5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6.2" calcext:value-type="float">
            <text:p>26,2</text:p>
          </table:table-cell>
          <table:table-cell table:formula="of:=[.D163]*[$Planilha2.C$15]" office:value-type="float" office:value="2066.132" calcext:value-type="float">
            <text:p>2.066,13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1" calcext:value-type="float">
            <text:p>31</text:p>
          </table:table-cell>
          <table:table-cell table:formula="of:=[.D164]*[$Planilha2.C$15]" office:value-type="float" office:value="2444.66" calcext:value-type="float">
            <text:p>2.444,66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5]*[$Planilha2.C$11]" office:value-type="float" office:value="2356" calcext:value-type="float">
            <text:p>2.35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6]*[$Planilha2.C$11]" office:value-type="float" office:value="2356" calcext:value-type="float">
            <text:p>2.35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6.6" calcext:value-type="float">
            <text:p>26,6</text:p>
          </table:table-cell>
          <table:table-cell table:formula="of:=[.D167]*[$Planilha2.C$14]" office:value-type="float" office:value="3059" calcext:value-type="float">
            <text:p>3.059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168]*[$Planilha2.C$20]" office:value-type="float" office:value="3949.4" calcext:value-type="float">
            <text:p>3.949,4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169]*[$Planilha2.C$21]" office:value-type="float" office:value="1625.616" calcext:value-type="float">
            <text:p>1.625,62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7" calcext:value-type="float">
            <text:p>7,7</text:p>
          </table:table-cell>
          <table:table-cell table:formula="of:=[.D170]*[$Planilha2.C$21]" office:value-type="float" office:value="1738.506" calcext:value-type="float">
            <text:p>1.738,51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" calcext:value-type="float">
            <text:p>17</text:p>
          </table:table-cell>
          <table:table-cell table:formula="of:=[.D171]*[$Planilha2.C$12]" office:value-type="float" office:value="2278" calcext:value-type="float">
            <text:p>2.278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172]*[$Planilha2.C$12]" office:value-type="float" office:value="1876" calcext:value-type="float">
            <text:p>1.87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173]*[$Planilha2.C$10]" office:value-type="float" office:value="832" calcext:value-type="float">
            <text:p>832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CÓS 16</text:p>
          </table:table-cell>
          <table:table-cell office:value-type="float" office:value="816" calcext:value-type="float">
            <text:p>816</text:p>
          </table:table-cell>
          <table:table-cell office:value-type="float" office:value="6.6" calcext:value-type="float">
            <text:p>6,6</text:p>
          </table:table-cell>
          <table:table-cell table:formula="of:=[.D174]*[$Planilha2.C$5]" office:value-type="float" office:value="784.41" calcext:value-type="float">
            <text:p>784,41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75]*[$Planilha2.C$13]" office:value-type="float" office:value="2827.2" calcext:value-type="float">
            <text:p>2.827,2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1.4" calcext:value-type="float">
            <text:p>11,4</text:p>
          </table:table-cell>
          <table:table-cell table:formula="of:=[.D176]*[$Planilha2.C$11]" office:value-type="float" office:value="2166" calcext:value-type="float">
            <text:p>2.16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177]*[$Planilha2.C$11]" office:value-type="float" office:value="2204" calcext:value-type="float">
            <text:p>2.204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" calcext:value-type="float">
            <text:p>9</text:p>
          </table:table-cell>
          <table:table-cell table:formula="of:=[.D178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0.9" calcext:value-type="float">
            <text:p>10,9</text:p>
          </table:table-cell>
          <table:table-cell table:formula="of:=[.D179]*[$Planilha2.C$7]" office:value-type="float" office:value="2332.6" calcext:value-type="float">
            <text:p>2.332,6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180]*[$Planilha2.C$11]" office:value-type="float" office:value="2014" calcext:value-type="float">
            <text:p>2.014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181]*[$Planilha2.C$7]" office:value-type="float" office:value="1840.4" calcext:value-type="float">
            <text:p>1.840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8" calcext:value-type="float">
            <text:p>6,8</text:p>
          </table:table-cell>
          <table:table-cell table:formula="of:=[.D182]*[$Planilha2.C$7]" office:value-type="float" office:value="1455.2" calcext:value-type="float">
            <text:p>1.455,2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183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6" calcext:value-type="float">
            <text:p>14,6</text:p>
          </table:table-cell>
          <table:table-cell table:formula="of:=[.D184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8" calcext:value-type="float">
            <text:p>7,8</text:p>
          </table:table-cell>
          <table:table-cell table:formula="of:=[.D185]*[$Planilha2.C$9]" office:value-type="float" office:value="959.4" calcext:value-type="float">
            <text:p>959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186]*[$Planilha2.C$15]" office:value-type="float" office:value="835.916" calcext:value-type="float">
            <text:p>835,92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1" calcext:value-type="float">
            <text:p>8,1</text:p>
          </table:table-cell>
          <table:table-cell table:formula="of:=[.D187]*[$Planilha2.C$7]" office:value-type="float" office:value="1733.4" calcext:value-type="float">
            <text:p>1.733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8" calcext:value-type="float">
            <text:p>7,8</text:p>
          </table:table-cell>
          <table:table-cell table:formula="of:=[.D188]*[$Planilha2.C$7]" office:value-type="float" office:value="1669.2" calcext:value-type="float">
            <text:p>1.669,2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0.1" calcext:value-type="float">
            <text:p>10,1</text:p>
          </table:table-cell>
          <table:table-cell table:formula="of:=[.D189]*[$Planilha2.C$7]" office:value-type="float" office:value="2161.4" calcext:value-type="float">
            <text:p>2.161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5.8" calcext:value-type="float">
            <text:p>25,8</text:p>
          </table:table-cell>
          <table:table-cell table:formula="of:=[.D190]*[$Planilha2.C$14]" office:value-type="float" office:value="2967" calcext:value-type="float">
            <text:p>2.967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9" calcext:value-type="float">
            <text:p>9</text:p>
          </table:table-cell>
          <table:table-cell table:formula="of:=[.D191]*[$Planilha2.C$6]" office:value-type="float" office:value="349.2" calcext:value-type="float">
            <text:p>349,2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.4" calcext:value-type="float">
            <text:p>11,4</text:p>
          </table:table-cell>
          <table:table-cell table:formula="of:=[.D192]*[$Planilha2.C$17]" office:value-type="float" office:value="2173.41" calcext:value-type="float">
            <text:p>2.173,41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193]*[$Planilha2.C$14]" office:value-type="float" office:value="1679" calcext:value-type="float">
            <text:p>1.679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4]*[$Planilha2.C$11]" office:value-type="float" office:value="1767" calcext:value-type="float">
            <text:p>1.767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5]*[$Planilha2.C$11]" office:value-type="float" office:value="1767" calcext:value-type="float">
            <text:p>1.767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31.8" calcext:value-type="float">
            <text:p>31,8</text:p>
          </table:table-cell>
          <table:table-cell table:formula="of:=[.D196]*[$Planilha2.C$24]" office:value-type="float" office:value="2139.822" calcext:value-type="float">
            <text:p>2.139,82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TURIN</text:p>
          </table:table-cell>
          <table:table-cell office:value-type="float" office:value="907" calcext:value-type="float">
            <text:p>907</text:p>
          </table:table-cell>
          <table:table-cell office:value-type="float" office:value="11.5" calcext:value-type="float">
            <text:p>11,5</text:p>
          </table:table-cell>
          <table:table-cell table:formula="of:=[.D197]*[$Planilha2.C$22]" office:value-type="float" office:value="3714.5" calcext:value-type="float">
            <text:p>3.714,5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1" calcext:value-type="float">
            <text:p>11</text:p>
          </table:table-cell>
          <table:table-cell table:formula="of:=[.D198]*[$Planilha2.C$19]" office:value-type="float" office:value="3678.84" calcext:value-type="float">
            <text:p>3.678,84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199]*[$Planilha2.C$12]" office:value-type="float" office:value="2974.8" calcext:value-type="float">
            <text:p>2.974,8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8.6" calcext:value-type="float">
            <text:p>8,6</text:p>
          </table:table-cell>
          <table:table-cell table:formula="of:=[.D200]*[$Planilha2.C$6]" office:value-type="float" office:value="333.68" calcext:value-type="float">
            <text:p>333,68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5.4" calcext:value-type="float">
            <text:p>15,4</text:p>
          </table:table-cell>
          <table:table-cell table:formula="of:=[.D201]*[$Planilha2.C$11]" office:value-type="float" office:value="2926" calcext:value-type="float">
            <text:p>2.926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CÓ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202]*[$Planilha2.C$5]" office:value-type="float" office:value="1212.27" calcext:value-type="float">
            <text:p>1.212,27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" calcext:value-type="float">
            <text:p>10</text:p>
          </table:table-cell>
          <table:table-cell table:formula="of:=[.D203]*[$Planilha2.C$15]" office:value-type="float" office:value="788.6" calcext:value-type="float">
            <text:p>788,6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204]*[$Planilha2.C$10]" office:value-type="float" office:value="1081.6" calcext:value-type="float">
            <text:p>1.081,6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5" calcext:value-type="float">
            <text:p>15</text:p>
          </table:table-cell>
          <table:table-cell table:formula="of:=[.D205]*[$Planilha2.C$12]" office:value-type="float" office:value="2010" calcext:value-type="float">
            <text:p>2.010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8" calcext:value-type="float">
            <text:p>11,8</text:p>
          </table:table-cell>
          <table:table-cell table:formula="of:=[.D206]*[$Planilha2.C$11]" office:value-type="float" office:value="2242" calcext:value-type="float">
            <text:p>2.242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0.4" calcext:value-type="float">
            <text:p>20,4</text:p>
          </table:table-cell>
          <table:table-cell table:formula="of:=[.D207]*[$Planilha2.C$15]" office:value-type="float" office:value="1608.744" calcext:value-type="float">
            <text:p>1.608,74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1" calcext:value-type="float">
            <text:p>18,1</text:p>
          </table:table-cell>
          <table:table-cell table:formula="of:=[.D208]*[$Planilha2.C$14]" office:value-type="float" office:value="2081.5" calcext:value-type="float">
            <text:p>2.081,5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8" calcext:value-type="float">
            <text:p>6,8</text:p>
          </table:table-cell>
          <table:table-cell table:formula="of:=[.D209]*[$Planilha2.C$7]" office:value-type="float" office:value="1455.2" calcext:value-type="float">
            <text:p>1.455,2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6" calcext:value-type="float">
            <text:p>6,6</text:p>
          </table:table-cell>
          <table:table-cell table:formula="of:=[.D210]*[$Planilha2.C$9]" office:value-type="float" office:value="811.8" calcext:value-type="float">
            <text:p>811,8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9" calcext:value-type="float">
            <text:p>8,9</text:p>
          </table:table-cell>
          <table:table-cell table:formula="of:=[.D211]*[$Planilha2.C$7]" office:value-type="float" office:value="1904.6" calcext:value-type="float">
            <text:p>1.904,6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212]*[$Planilha2.C$7]" office:value-type="float" office:value="1048.6" calcext:value-type="float">
            <text:p>1.048,6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213]*[$Planilha2.C$20]" office:value-type="float" office:value="3949.4" calcext:value-type="float">
            <text:p>3.949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214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4" calcext:value-type="float">
            <text:p>7,4</text:p>
          </table:table-cell>
          <table:table-cell office:value-type="float" office:value="1048.6" calcext:value-type="float">
            <text:p>1.048,6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formula="of:=[.D216]*[$Planilha2.C$11]" office:value-type="float" office:value="1330" calcext:value-type="float">
            <text:p>1.330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8" calcext:value-type="float">
            <text:p>6,8</text:p>
          </table:table-cell>
          <table:table-cell table:formula="of:=[.D217]*[$Planilha2.C$11]" office:value-type="float" office:value="1292" calcext:value-type="float">
            <text:p>1.292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5.8" calcext:value-type="float">
            <text:p>25,8</text:p>
          </table:table-cell>
          <table:table-cell table:formula="of:=[.D218]*[$Planilha2.C$12]" office:value-type="float" office:value="3457.2" calcext:value-type="float">
            <text:p>3.457,2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" calcext:value-type="float">
            <text:p>17</text:p>
          </table:table-cell>
          <table:table-cell table:formula="of:=[.D219]*[$Planilha2.C$17]" office:value-type="float" office:value="3241.05" calcext:value-type="float">
            <text:p>3.241,05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" calcext:value-type="float">
            <text:p>29</text:p>
          </table:table-cell>
          <table:table-cell table:formula="of:=[.D220]*[$Planilha2.C$14]" office:value-type="float" office:value="3335" calcext:value-type="float">
            <text:p>3.335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221]*[$Planilha2.C$9]" office:value-type="float" office:value="861" calcext:value-type="float">
            <text:p>861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8.2" calcext:value-type="float">
            <text:p>28,2</text:p>
          </table:table-cell>
          <table:table-cell table:formula="of:=[.D222]*[$Planilha2.C$15]" office:value-type="float" office:value="2223.852" calcext:value-type="float">
            <text:p>2.223,85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0" calcext:value-type="float">
            <text:p>30</text:p>
          </table:table-cell>
          <table:table-cell table:formula="of:=[.D223]*[$Planilha2.C$15]" office:value-type="float" office:value="2365.8" calcext:value-type="float">
            <text:p>2.365,8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8" calcext:value-type="float">
            <text:p>30,8</text:p>
          </table:table-cell>
          <table:table-cell table:formula="of:=[.D224]*[$Planilha2.C$15]" office:value-type="float" office:value="2428.888" calcext:value-type="float">
            <text:p>2.428,89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20" calcext:value-type="float">
            <text:p>20</text:p>
          </table:table-cell>
          <table:table-cell table:formula="of:=[.D225]*[$Planilha2.C$12]" office:value-type="float" office:value="2680" calcext:value-type="float">
            <text:p>2.680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1.2" calcext:value-type="float">
            <text:p>11,2</text:p>
          </table:table-cell>
          <table:table-cell table:formula="of:=[.D226]*[$Planilha2.C$7]" office:value-type="float" office:value="2396.8" calcext:value-type="float">
            <text:p>2.396,8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4" calcext:value-type="float">
            <text:p>3,4</text:p>
          </table:table-cell>
          <table:table-cell table:formula="of:=[.D227]*[$Planilha2.C$10]" office:value-type="float" office:value="1414.4" calcext:value-type="float">
            <text:p>1.414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2.6" calcext:value-type="float">
            <text:p>12,6</text:p>
          </table:table-cell>
          <table:table-cell table:formula="of:=[.D228]*[$Planilha2.C$7]" office:value-type="float" office:value="2696.4" calcext:value-type="float">
            <text:p>2.696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1.6" calcext:value-type="float">
            <text:p>11,6</text:p>
          </table:table-cell>
          <table:table-cell table:formula="of:=[.D229]*[$Planilha2.C$12]" office:value-type="float" office:value="1554.4" calcext:value-type="float">
            <text:p>1.554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3.6" calcext:value-type="float">
            <text:p>13,6</text:p>
          </table:table-cell>
          <table:table-cell table:formula="of:=[.D230]*[$Planilha2.C$7]" office:value-type="float" office:value="2910.4" calcext:value-type="float">
            <text:p>2.910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  <table:table-cell table:formula="of:=[.D231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5" calcext:value-type="float">
            <text:p>15</text:p>
          </table:table-cell>
          <table:table-cell table:formula="of:=[.D232]*[$Planilha2.C$11]" office:value-type="float" office:value="2850" calcext:value-type="float">
            <text:p>2.850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8" calcext:value-type="float">
            <text:p>4,8</text:p>
          </table:table-cell>
          <table:table-cell table:formula="of:=[.D233]*[$Planilha2.C$7]" office:value-type="float" office:value="1027.2" calcext:value-type="float">
            <text:p>1.027,2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CÓS 16</text:p>
          </table:table-cell>
          <table:table-cell office:value-type="float" office:value="816" calcext:value-type="float">
            <text:p>816</text:p>
          </table:table-cell>
          <table:table-cell office:value-type="float" office:value="11.4" calcext:value-type="float">
            <text:p>11,4</text:p>
          </table:table-cell>
          <table:table-cell table:formula="of:=[.D234]*[$Planilha2.C$5]" office:value-type="float" office:value="1354.89" calcext:value-type="float">
            <text:p>1.354,89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formula="of:=[.D235]*[$Planilha2.C$24]" office:value-type="float" office:value="1614.96" calcext:value-type="float">
            <text:p>1.614,96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formula="of:=[.D236]*[$Planilha2.C$7]" office:value-type="float" office:value="1070" calcext:value-type="float">
            <text:p>1.070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3.4" calcext:value-type="float">
            <text:p>23,4</text:p>
          </table:table-cell>
          <table:table-cell table:formula="of:=[.D237]*[$Planilha2.C$15]" office:value-type="float" office:value="1845.324" calcext:value-type="float">
            <text:p>1.845,32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20.6" calcext:value-type="float">
            <text:p>20,6</text:p>
          </table:table-cell>
          <table:table-cell table:formula="of:=[.D238]*[$Planilha2.C$14]" office:value-type="float" office:value="2369" calcext:value-type="float">
            <text:p>2.369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239]*[$Planilha2.C$14]" office:value-type="float" office:value="1265" calcext:value-type="float">
            <text:p>1.265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8" calcext:value-type="float">
            <text:p>11,8</text:p>
          </table:table-cell>
          <table:table-cell table:formula="of:=[.D240]*[$Planilha2.C$15]" office:value-type="float" office:value="930.548" calcext:value-type="float">
            <text:p>930,55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9.4" calcext:value-type="float">
            <text:p>19,4</text:p>
          </table:table-cell>
          <table:table-cell table:formula="of:=[.D241]*[$Planilha2.C$15]" office:value-type="float" office:value="1529.884" calcext:value-type="float">
            <text:p>1.529,88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242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" calcext:value-type="float">
            <text:p>11</text:p>
          </table:table-cell>
          <table:table-cell table:formula="of:=[.D243]*[$Planilha2.C$17]" office:value-type="float" office:value="2097.15" calcext:value-type="float">
            <text:p>2.097,15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6.6" calcext:value-type="float">
            <text:p>16,6</text:p>
          </table:table-cell>
          <table:table-cell table:formula="of:=[.D244]*[$Planilha2.C$11]" office:value-type="float" office:value="3154" calcext:value-type="float">
            <text:p>3.154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6.2" calcext:value-type="float">
            <text:p>26,2</text:p>
          </table:table-cell>
          <table:table-cell table:formula="of:=[.D245]*[$Planilha2.C$14]" office:value-type="float" office:value="3013" calcext:value-type="float">
            <text:p>3.013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2" calcext:value-type="float">
            <text:p>12</text:p>
          </table:table-cell>
          <table:table-cell table:formula="of:=[.D246]*[$Planilha2.C$11]" office:value-type="float" office:value="2280" calcext:value-type="float">
            <text:p>2.280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6" calcext:value-type="float">
            <text:p>6,6</text:p>
          </table:table-cell>
          <table:table-cell table:formula="of:=[.D247]*[$Planilha2.C$7]" office:value-type="float" office:value="1412.4" calcext:value-type="float">
            <text:p>1.412,4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.6" calcext:value-type="float">
            <text:p>9,6</text:p>
          </table:table-cell>
          <table:table-cell table:formula="of:=[.D248]*[$Planilha2.C$7]" office:value-type="float" office:value="2054.4" calcext:value-type="float">
            <text:p>2.054,4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4.7" calcext:value-type="float">
            <text:p>4,7</text:p>
          </table:table-cell>
          <table:table-cell table:formula="of:=[.D249]*[$Planilha2.C$7]" office:value-type="float" office:value="1005.8" calcext:value-type="float">
            <text:p>1.005,8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9" calcext:value-type="float">
            <text:p>5,9</text:p>
          </table:table-cell>
          <table:table-cell table:formula="of:=[.D250]*[$Planilha2.C$7]" office:value-type="float" office:value="1262.6" calcext:value-type="float">
            <text:p>1.262,6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251]*[$Planilha2.C$10]" office:value-type="float" office:value="832" calcext:value-type="float">
            <text:p>832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8" calcext:value-type="float">
            <text:p>7,8</text:p>
          </table:table-cell>
          <table:table-cell table:formula="of:=[.D252]*[$Planilha2.C$11]" office:value-type="float" office:value="1482" calcext:value-type="float">
            <text:p>1.482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253]*[$Planilha2.C$11]" office:value-type="float" office:value="1425" calcext:value-type="float">
            <text:p>1.425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254]*[$Planilha2.C$19]" office:value-type="float" office:value="4147.056" calcext:value-type="float">
            <text:p>4.147,06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27" calcext:value-type="float">
            <text:p>27</text:p>
          </table:table-cell>
          <table:table-cell table:formula="of:=[.D255]*[$Planilha2.C$13]" office:value-type="float" office:value="4104" calcext:value-type="float">
            <text:p>4.104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2" calcext:value-type="float">
            <text:p>12</text:p>
          </table:table-cell>
          <table:table-cell table:formula="of:=[.D256]*[$Planilha2.C$12]" office:value-type="float" office:value="1608" calcext:value-type="float">
            <text:p>1.608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.2" calcext:value-type="float">
            <text:p>29,2</text:p>
          </table:table-cell>
          <table:table-cell table:formula="of:=[.D257]*[$Planilha2.C$14]" office:value-type="float" office:value="3358" calcext:value-type="float">
            <text:p>3.358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" calcext:value-type="float">
            <text:p>7</text:p>
          </table:table-cell>
          <table:table-cell table:formula="of:=[.D258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259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8" calcext:value-type="float">
            <text:p>18</text:p>
          </table:table-cell>
          <table:table-cell table:formula="of:=[.D260]*[$Planilha2.C$15]" office:value-type="float" office:value="1419.48" calcext:value-type="float">
            <text:p>1.419,48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5.2" calcext:value-type="float">
            <text:p>15,2</text:p>
          </table:table-cell>
          <table:table-cell table:formula="of:=[.D261]*[$Planilha2.C$15]" office:value-type="float" office:value="1198.672" calcext:value-type="float">
            <text:p>1.198,67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6" calcext:value-type="float">
            <text:p>1,6</text:p>
          </table:table-cell>
          <table:table-cell table:formula="of:=[.D262]*[$Planilha2.C$13]" office:value-type="float" office:value="243.2" calcext:value-type="float">
            <text:p>243,2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63]*[$Planilha2.C$14]" office:value-type="float" office:value="1311" calcext:value-type="float">
            <text:p>1.311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264]*[$Planilha2.C$9]" office:value-type="float" office:value="984" calcext:value-type="float">
            <text:p>984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.6" calcext:value-type="float">
            <text:p>1,6</text:p>
          </table:table-cell>
          <table:table-cell table:formula="of:=[.D265]*[$Planilha2.C$7]" office:value-type="float" office:value="342.4" calcext:value-type="float">
            <text:p>342,4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3" calcext:value-type="float">
            <text:p>10,3</text:p>
          </table:table-cell>
          <table:table-cell table:formula="of:=[.D266]*[$Planilha2.C$13]" office:value-type="float" office:value="1565.6" calcext:value-type="float">
            <text:p>1.565,6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9" calcext:value-type="float">
            <text:p>19</text:p>
          </table:table-cell>
          <table:table-cell table:formula="of:=[.D267]*[$Planilha2.C$12]" office:value-type="float" office:value="2546" calcext:value-type="float">
            <text:p>2.546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9" calcext:value-type="float">
            <text:p>19</text:p>
          </table:table-cell>
          <table:table-cell table:formula="of:=[.D268]*[$Planilha2.C$24]" office:value-type="float" office:value="1278.51" calcext:value-type="float">
            <text:p>1.278,51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table:formula="of:=[.D269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270]*[$Planilha2.C$12]" office:value-type="float" office:value="2438.8" calcext:value-type="float">
            <text:p>2.438,8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271]*[$Planilha2.C$11]" office:value-type="float" office:value="2014" calcext:value-type="float">
            <text:p>2.014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6" calcext:value-type="float">
            <text:p>4,6</text:p>
          </table:table-cell>
          <table:table-cell table:formula="of:=[.D272]*[$Planilha2.C$7]" office:value-type="float" office:value="984.4" calcext:value-type="float">
            <text:p>984,4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CÓS 16</text:p>
          </table:table-cell>
          <table:table-cell office:value-type="float" office:value="816" calcext:value-type="float">
            <text:p>816</text:p>
          </table:table-cell>
          <table:table-cell office:value-type="float" office:value="13.4" calcext:value-type="float">
            <text:p>13,4</text:p>
          </table:table-cell>
          <table:table-cell table:formula="of:=[.D273]*[$Planilha2.C$5]" office:value-type="float" office:value="1592.59" calcext:value-type="float">
            <text:p>1.592,59</text:p>
          </table:table-cell>
        </table:table-row>
        <table:table-row table:style-name="ro1" table:number-rows-repeated="10483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ha2" table:style-name="ta1">
        <table:table-column table:style-name="co1" table:default-cell-style-name="Default"/>
        <table:table-column table:style-name="co2" table:default-cell-style-name="ce13"/>
        <table:table-column table:style-name="co6" table:default-cell-style-name="ce13"/>
        <table:table-column table:style-name="co1" table:default-cell-style-name="Default"/>
        <table:table-column table:style-name="co7" table:default-cell-style-name="Default"/>
        <table:table-row table:style-name="ro1" table:number-rows-repeated="3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ARTIGO</text:p>
          </table:table-cell>
          <table:table-cell office:value-type="string" calcext:value-type="string">
            <text:p>RENDIMEN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ÓS18</text:p>
          </table:table-cell>
          <table:table-cell office:value-type="float" office:value="118.85" calcext:value-type="float">
            <text:p>118,8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CEL 40</text:p>
          </table:table-cell>
          <table:table-cell office:value-type="float" office:value="38.8" calcext:value-type="float">
            <text:p>38,8</text:p>
          </table:table-cell>
          <table:table-cell/>
          <table:table-cell office:value-type="string" calcext:value-type="string">
            <text:p>MÊS 11</text:p>
          </table:table-cell>
        </table:table-row>
        <table:table-row table:style-name="ro1">
          <table:table-cell/>
          <table:table-cell office:value-type="string" calcext:value-type="string">
            <text:p>BELLES 15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ATRASO DE SALÁRIO</text:p>
          </table:table-cell>
        </table:table-row>
        <table:table-row table:style-name="ro1">
          <table:table-cell/>
          <table:table-cell office:value-type="string" calcext:value-type="string">
            <text:p>MONE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LLES 24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MÊS 12</text:p>
          </table:table-cell>
        </table:table-row>
        <table:table-row table:style-name="ro1">
          <table:table-cell/>
          <table:table-cell office:value-type="string" calcext:value-type="string">
            <text:p>BALI 16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RITI 10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RITI 1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MÊS 01</text:p>
          </table:table-cell>
        </table:table-row>
        <table:table-row table:style-name="ro1">
          <table:table-cell/>
          <table:table-cell office:value-type="string" calcext:value-type="string">
            <text:p>STILED 10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ILED 13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ILED 18</text:p>
          </table:table-cell>
          <table:table-cell office:value-type="float" office:value="78.86" calcext:value-type="float">
            <text:p>78,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TIM</text:p>
          </table:table-cell>
          <table:table-cell office:value-type="float" office:value="1176.46" calcext:value-type="float">
            <text:p>1176,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RA CANAL</text:p>
          </table:table-cell>
          <table:table-cell office:value-type="float" office:value="190.65" calcext:value-type="float">
            <text:p>190,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IPE</text:p>
          </table:table-cell>
          <table:table-cell office:value-type="float" office:value="354.04" calcext:value-type="float">
            <text:p>354,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 LYCRA</text:p>
          </table:table-cell>
          <table:table-cell office:value-type="float" office:value="334.44" calcext:value-type="float">
            <text:p>334,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6 LYCRA</text:p>
          </table:table-cell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53" calcext:value-type="float">
            <text:p>1653</text:p>
          </table:table-cell>
          <table:table-cell office:value-type="float" office:value="225.78" calcext:value-type="float">
            <text:p>225,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RIN</text:p>
          </table:table-cell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YNNET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W CONFORT</text:p>
          </table:table-cell>
          <table:table-cell office:value-type="float" office:value="67.29" calcext:value-type="float">
            <text:p>67,29</text:p>
          </table:table-cell>
          <table:table-cell table:number-columns-repeated="2"/>
        </table:table-row>
      </table:table>
      <table:table table:name="Planilha3" table:style-name="ta1">
        <table:table-column table:style-name="co1" table:default-cell-style-name="Default"/>
        <table:table-column table:style-name="co1" table:number-columns-repeated="2" table:default-cell-style-name="ce12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PREÇO M</text:p>
          </table:table-cell>
        </table:table-row>
        <table:table-row table:style-name="ro1">
          <table:table-cell/>
          <table:table-cell office:value-type="string" calcext:value-type="string">
            <text:p>KO</text:p>
          </table:table-cell>
          <table:table-cell office:value-type="float" office:value="55.87" calcext:value-type="float">
            <text:p>55,87</text:p>
          </table:table-cell>
        </table:table-row>
        <table:table-row table:style-name="ro1">
          <table:table-cell/>
          <table:table-cell office:value-type="string" calcext:value-type="string">
            <text:p>NVDA</text:p>
          </table:table-cell>
          <table:table-cell office:value-type="float" office:value="179.56" calcext:value-type="float">
            <text:p>179,56</text:p>
          </table:table-cell>
        </table:table-row>
        <table:table-row table:style-name="ro1">
          <table:table-cell/>
          <table:table-cell office:value-type="string" calcext:value-type="string">
            <text:p>FRCB</text:p>
          </table:table-cell>
          <table:table-cell office:value-type="float" office:value="23.25" calcext:value-type="float">
            <text:p>23,25</text:p>
          </table:table-cell>
        </table:table-row>
        <table:table-row table:style-name="ro1">
          <table:table-cell/>
          <table:table-cell office:value-type="string" calcext:value-type="string">
            <text:p>MMM</text:p>
          </table:table-cell>
          <table:table-cell office:value-type="float" office:value="109.67" calcext:value-type="float">
            <text:p>109,67</text:p>
          </table:table-cell>
        </table:table-row>
        <table:table-row table:style-name="ro1">
          <table:table-cell/>
          <table:table-cell office:value-type="string" calcext:value-type="string">
            <text:p>PBR</text:p>
          </table:table-cell>
          <table:table-cell office:value-type="float" office:value="10.84" calcext:value-type="float">
            <text:p>10,84</text:p>
          </table:table-cell>
        </table:table-row>
        <table:table-row table:style-name="ro1">
          <table:table-cell/>
          <table:table-cell office:value-type="string" calcext:value-type="string">
            <text:p>ELMD</text:p>
          </table:table-cell>
          <table:table-cell office:value-type="float" office:value="10.73" calcext:value-type="float">
            <text:p>10,73</text:p>
          </table:table-cell>
        </table:table-row>
        <table:table-row table:style-name="ro1">
          <table:table-cell/>
          <table:table-cell office:value-type="string" calcext:value-type="string">
            <text:p>STAG</text:p>
          </table:table-cell>
          <table:table-cell office:value-type="float" office:value="34.27" calcext:value-type="float">
            <text:p>34,27</text:p>
          </table:table-cell>
        </table:table-row>
        <table:table-row table:style-name="ro1">
          <table:table-cell/>
          <table:table-cell office:value-type="string" calcext:value-type="string">
            <text:p>SHBI</text:p>
          </table:table-cell>
          <table:table-cell office:value-type="float" office:value="11.25" calcext:value-type="float">
            <text:p>11,25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NT</text:p>
          </table:table-cell>
          <table:table-cell office:value-type="float" office:value="36.37" calcext:value-type="float">
            <text:p>36,37</text:p>
          </table:table-cell>
        </table:table-row>
      </table:table>
      <table:named-expressions/>
      <table:database-ranges>
        <table:database-range table:name="__Anonymous_Sheet_DB__0" table:target-range-address="Planilha1.A1:Planilha1.E27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0T13:15:11.505000000</meta:creation-date>
    <meta:generator>LibreOffice/7.4.1.2$Windows_X86_64 LibreOffice_project/3c58a8f3a960df8bc8fd77b461821e42c061c5f0</meta:generator>
    <dc:date>2023-11-23T13:30:47.551000000</dc:date>
    <meta:editing-duration>P2DT15H39M25S</meta:editing-duration>
    <meta:editing-cycles>52</meta:editing-cycles>
    <meta:document-statistic meta:table-count="3" meta:cell-count="1431" meta:object-count="0"/>
  </office:meta>
</office:document-meta>
</file>